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047db" officeooo:paragraph-rsid="000047db"/>
    </style:style>
    <style:style style:name="P2" style:family="paragraph" style:parent-style-name="Text_20_body">
      <style:text-properties officeooo:paragraph-rsid="000047db"/>
    </style:style>
    <style:style style:name="P3" style:family="paragraph" style:parent-style-name="Text_20_body">
      <style:text-properties officeooo:rsid="00022115" officeooo:paragraph-rsid="00022115"/>
    </style:style>
    <style:style style:name="P4" style:family="paragraph" style:parent-style-name="Text_20_body">
      <style:text-properties officeooo:paragraph-rsid="0003087b"/>
    </style:style>
    <style:style style:name="P5" style:family="paragraph" style:parent-style-name="Title">
      <style:text-properties officeooo:rsid="000003ba" officeooo:paragraph-rsid="000003ba"/>
    </style:style>
    <style:style style:name="P6" style:family="paragraph" style:parent-style-name="Heading_20_1">
      <style:text-properties officeooo:rsid="000047db" officeooo:paragraph-rsid="000047db"/>
    </style:style>
    <style:style style:name="P7" style:family="paragraph" style:parent-style-name="Heading_20_1">
      <style:text-properties officeooo:rsid="00022115" officeooo:paragraph-rsid="00022115"/>
    </style:style>
    <style:style style:name="P8" style:family="paragraph" style:parent-style-name="Heading_20_1">
      <style:text-properties officeooo:rsid="0003087b" officeooo:paragraph-rsid="0003087b"/>
    </style:style>
    <style:style style:name="P9" style:family="paragraph" style:parent-style-name="Text_20_body" style:list-style-name="L1">
      <style:text-properties officeooo:rsid="00022115" officeooo:paragraph-rsid="00022115"/>
    </style:style>
    <style:style style:name="P10" style:family="paragraph" style:parent-style-name="Text_20_body" style:list-style-name="L1">
      <style:text-properties officeooo:rsid="00093ac3" officeooo:paragraph-rsid="00093ac3"/>
    </style:style>
    <style:style style:name="P11" style:family="paragraph" style:parent-style-name="Text_20_body" style:list-style-name="L1">
      <style:text-properties officeooo:rsid="0002972d" officeooo:paragraph-rsid="0002972d"/>
    </style:style>
    <style:style style:name="P12" style:family="paragraph" style:parent-style-name="Text_20_body" style:list-style-name="L1">
      <style:text-properties officeooo:rsid="000e57da" officeooo:paragraph-rsid="000e57da"/>
    </style:style>
    <style:style style:name="P13" style:family="paragraph" style:parent-style-name="Text_20_body" style:list-style-name="L1">
      <style:text-properties fo:font-weight="bold" officeooo:rsid="0002972d" officeooo:paragraph-rsid="0002972d" style:font-weight-asian="bold" style:font-weight-complex="bold"/>
    </style:style>
    <style:style style:name="P14" style:family="paragraph" style:parent-style-name="Text_20_body" style:list-style-name="L1">
      <style:text-properties fo:font-weight="bold" officeooo:rsid="000bf44d" officeooo:paragraph-rsid="000bf44d" style:font-weight-asian="bold" style:font-weight-complex="bold"/>
    </style:style>
    <style:style style:name="P15" style:family="paragraph" style:parent-style-name="Text_20_body" style:list-style-name="L1">
      <style:text-properties fo:font-weight="bold" officeooo:rsid="0002dfc2" officeooo:paragraph-rsid="0002dfc2" style:font-weight-asian="bold" style:font-weight-complex="bold"/>
    </style:style>
    <style:style style:name="P16" style:family="paragraph" style:parent-style-name="Text_20_body" style:list-style-name="L1">
      <style:text-properties fo:font-weight="normal" officeooo:rsid="000cca80" officeooo:paragraph-rsid="000cca80" style:font-weight-asian="normal" style:font-weight-complex="normal"/>
    </style:style>
    <style:style style:name="P17" style:family="paragraph" style:parent-style-name="Text_20_body" style:list-style-name="L1">
      <style:text-properties fo:font-weight="normal" officeooo:rsid="000b05a8" officeooo:paragraph-rsid="000b05a8" style:font-weight-asian="normal" style:font-weight-complex="normal"/>
    </style:style>
    <style:style style:name="P18" style:family="paragraph" style:parent-style-name="Text_20_body" style:list-style-name="L2">
      <style:text-properties officeooo:rsid="000047db" officeooo:paragraph-rsid="000047db"/>
    </style:style>
    <style:style style:name="P19" style:family="paragraph" style:parent-style-name="Text_20_body" style:list-style-name="L1">
      <style:text-properties officeooo:rsid="00101261" officeooo:paragraph-rsid="00101261"/>
    </style:style>
    <style:style style:name="T1" style:family="text">
      <style:text-properties officeooo:rsid="000047db"/>
    </style:style>
    <style:style style:name="T2" style:family="text">
      <style:text-properties officeooo:rsid="0002972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2dfc2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2dfc2" style:font-weight-asian="normal" style:font-weight-complex="normal"/>
    </style:style>
    <style:style style:name="T7" style:family="text">
      <style:text-properties officeooo:rsid="0003087b"/>
    </style:style>
    <style:style style:name="T8" style:family="text">
      <style:text-properties officeooo:rsid="0004a2db"/>
    </style:style>
    <style:style style:name="T9" style:family="text">
      <style:text-properties officeooo:rsid="00052e29"/>
    </style:style>
    <style:style style:name="T10" style:family="text">
      <style:text-properties officeooo:rsid="00057281"/>
    </style:style>
    <style:style style:name="T11" style:family="text">
      <style:text-properties style:text-line-through-style="solid" style:text-line-through-type="single"/>
    </style:style>
    <style:style style:name="T12" style:family="text">
      <style:text-properties style:text-line-through-style="solid" style:text-line-through-type="single" fo:font-weight="bold" style:font-weight-asian="bold" style:font-weight-complex="bold"/>
    </style:style>
    <style:style style:name="T13" style:family="text">
      <style:text-properties style:text-line-through-style="solid" style:text-line-through-type="single" officeooo:rsid="0002dfc2"/>
    </style:style>
    <style:style style:name="T14" style:family="text">
      <style:text-properties officeooo:rsid="000b05a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tock Intrinsic Value Program</text:p>
      <text:h text:style-name="P6" text:outline-level="1">What</text:h>
      <text:p text:style-name="P2"><text:tab/><text:span text:style-name="T1">Program where users can enter in a stock ticker and would output statistics such as earnings per share, return on invested capital, info about the company, etc.</text:span></text:p>
      <text:p text:style-name="P2"/>
      <text:h text:style-name="P7" text:outline-level="1">Data To Extract</text:h>
      <text:list xml:id="list1022125036" text:style-name="L1">
        <text:list-item>
          <text:p text:style-name="P9"><text:span text:style-name="T12">Earnings per share, EPS</text:span><text:span text:style-name="T11">.</text:span> To look at profitability. <text:span text:style-name="T2">Strong, upward trending number is good.</text:span></text:p>
          <text:list>
            <text:list-item>
              <text:p text:style-name="P10">Alpha Vantage <text:span text:style-name="T14">Overview</text:span></text:p>
            </text:list-item>
          </text:list>
        </text:list-item>
        <text:list-item>
          <text:p text:style-name="P9"><text:span text:style-name="T3">Return on Invested Capital</text:span>. Most important when looking at profitability. Shows how well a company is utilizing its resources to make more money. <text:span text:style-name="T2">10% or higher is good.</text:span></text:p>
          <text:list>
            <text:list-item>
              <text:p text:style-name="P19">Get ebitda from income statement.</text:p>
            </text:list-item>
          </text:list>
        </text:list-item>
        <text:list-item>
          <text:p text:style-name="P11"><text:span text:style-name="T12">Interest coverage ratio</text:span> is operating income divided by interest expense. Goal is 6 or higher. Higher is better.</text:p>
          <text:list>
            <text:list-item>
              <text:p text:style-name="P12">Operating income found in Income statement</text:p>
            </text:list-item>
            <text:list-item>
              <text:p text:style-name="P12">Interest expense found in Income Statement</text:p>
            </text:list-item>
          </text:list>
        </text:list-item>
        <text:list-item>
          <text:p text:style-name="P13"><text:span text:style-name="T11">Debt </text:span><text:span text:style-name="T13">Payback Time</text:span><text:span text:style-name="T4"> </text:span><text:span text:style-name="T6">is long-term debt divided by free cash flow. 3 years or less good. The lesser the better.</text:span></text:p>
          <text:list>
            <text:list-item>
              <text:p text:style-name="P14"><text:span text:style-name="T6">L</text:span><text:span text:style-name="T5">ong-term debt is in Balance Sheet info.</text:span></text:p>
            </text:list-item>
            <text:list-item>
              <text:p text:style-name="P16">Free Cash Flow = Operating Cash Flow – Capital Expenditures</text:p>
              <text:list>
                <text:list-item>
                  <text:p text:style-name="P16">Operating cash flow and capital expenditures are found in Cash Flow info.</text:p>
                </text:list-item>
              </text:list>
            </text:list-item>
          </text:list>
        </text:list-item>
        <text:list-item>
          <text:p text:style-name="P15"><text:span text:style-name="T11">PE Ratio</text:span> <text:span text:style-name="T5">is stock price divided by earnings per share. This tells you how cheap or expensive a stock is. 15 or less is a good rule of thumb. More than 15 means stock is too expensive.</text:span></text:p>
          <text:list>
            <text:list-item>
              <text:p text:style-name="P17">Alpha Vantage Overview</text:p>
            </text:list-item>
          </text:list>
        </text:list-item>
      </text:list>
      <text:p text:style-name="P3"/>
      <text:p text:style-name="P3"/>
      <text:h text:style-name="P6" text:outline-level="1">Tech Stack</text:h>
      <text:list xml:id="list135103738" text:style-name="L2">
        <text:list-item>
          <text:p text:style-name="P18">Front-end: ReactJS, JavaScript, TypeScript</text:p>
        </text:list-item>
        <text:list-item>
          <text:p text:style-name="P18">Back-end: ???</text:p>
        </text:list-item>
      </text:list>
      <text:p text:style-name="P1"><text:soft-page-break/></text:p>
      <text:h text:style-name="P8" text:outline-level="1">Game Plan</text:h>
      <text:p text:style-name="P4"><text:tab/><text:span text:style-name="T7">Search for a free API where I can extract data of a given company. </text:span><text:span text:style-name="T8">I need something that is free and with lots of request per day. </text:span><text:span text:style-name="T9">If not, then use a web scraper. </text:span><text:span text:style-name="T10">I found one Alpha Advantage API.</text:span></text:p>
      <text:p text:style-name="P4"><text:tab/><text:span text:style-name="T7">Use React for front-end.</text:span></text:p>
      <text:p text:style-name="P4"><text:tab/><text:span text:style-name="T7">Use Axios to fetch API dat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0T16:15:00.176744348</meta:creation-date>
    <dc:date>2021-04-13T12:39:13.743394537</dc:date>
    <meta:editing-duration>PT3H10S</meta:editing-duration>
    <meta:editing-cycles>20</meta:editing-cycles>
    <meta:generator>LibreOffice/6.4.6.2$Linux_X86_64 LibreOffice_project/40$Build-2</meta:generator>
    <meta:document-statistic meta:table-count="0" meta:image-count="0" meta:object-count="0" meta:page-count="2" meta:paragraph-count="24" meta:word-count="278" meta:character-count="1540" meta:non-whitespace-character-count="1296"/>
  </office:meta>
</office:document-meta>
</file>